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IRST SEAL (6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FIRST SEAL (6:1-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nnouncer (6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ction (6:2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action (6:2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John sees a white horse (6:2a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Its rider goes out to conquer with a bow in his hand and a crown on his head (6:2b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FIRST SEAL (6:1-2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announcer (6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action (6:2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REVELATION 6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FIRST SEAL (6:1-2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SECOND SEAL (6:3-4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SECOND SEAL (6:3-4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announcer (6:3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action (6:4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<text:s text:c="1"/>The action (6:4)<text:s text:c="1"/></text:span><text:span text:style-name="a517" text:class-names=""/></text:p>
          </draw:text-box>
          <svg:title/>
          <svg:desc/>
        </draw:frame>
        <draw:frame draw:id="id96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John sees a red horse (6:4a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Its rider is given power to take peace from the earth (6:4b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8" draw:style-name="a530" draw:master-page-name="Master1-Layout12-tx-Title-and-Text" presentation:presentation-page-layout-name="Master1-PPL12" draw:id="Slide-263">
        <draw:frame draw:id="id97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THE SECOND SEAL (6:3-4)<text:s text:c="1"/></text:span><text:span text:style-name="a532" text:class-names=""/></text:p>
          </draw:text-box>
          <svg:title/>
          <svg:desc/>
        </draw:frame>
        <draw:frame draw:id="id98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announcer (6:3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action (6:4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9" draw:style-name="a545" draw:master-page-name="Master1-Layout12-tx-Title-and-Text" presentation:presentation-page-layout-name="Master1-PPL12" draw:id="Slide-264">
        <draw:frame draw:id="id99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REVELATION 6</text:span><text:span text:style-name="a547" text:class-names=""/></text:p>
          </draw:text-box>
          <svg:title/>
          <svg:desc/>
        </draw:frame>
        <draw:frame draw:id="id100" presentation:style-name="a562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THE FIRST SEAL (6:1-2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THE SECOND SEAL (6:3-4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THE THIRD SEAL (6:5-6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0" draw:style-name="a563" draw:master-page-name="Master1-Layout12-tx-Title-and-Text" presentation:presentation-page-layout-name="Master1-PPL12" draw:id="Slide-265">
        <draw:frame draw:id="id101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THE THIRD SEAL (6:5-6)<text:s text:c="1"/></text:span><text:span text:style-name="a565" text:class-names=""/></text:p>
          </draw:text-box>
          <svg:title/>
          <svg:desc/>
        </draw:frame>
        <draw:frame draw:id="id102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announcer (6:5a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action (6:5b-6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1" draw:style-name="a578" draw:master-page-name="Master1-Layout12-tx-Title-and-Text" presentation:presentation-page-layout-name="Master1-PPL12" draw:id="Slide-266">
        <draw:frame draw:id="id103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action (6:5b-6)<text:s text:c="1"/></text:span><text:span text:style-name="a580" text:class-names=""/></text:p>
          </draw:text-box>
          <svg:title/>
          <svg:desc/>
        </draw:frame>
        <draw:frame draw:id="id104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John sees a black horse (6:5b).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Its rider is holding a pair of scales, indicating a great famine is at hand (6:5c-6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2" draw:style-name="a593" draw:master-page-name="Master1-Layout12-tx-Title-and-Text" presentation:presentation-page-layout-name="Master1-PPL12" draw:id="Slide-267">
        <draw:frame draw:id="id105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THE THIRD SEAL (6:5-6)<text:s text:c="1"/></text:span><text:span text:style-name="a595" text:class-names=""/></text:p>
          </draw:text-box>
          <svg:title/>
          <svg:desc/>
        </draw:frame>
        <draw:frame draw:id="id106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announcer (6:5a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action (6:5b-6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3" draw:style-name="a608" draw:master-page-name="Master1-Layout12-tx-Title-and-Text" presentation:presentation-page-layout-name="Master1-PPL12" draw:id="Slide-268">
        <draw:frame draw:id="id107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REVELATION 6</text:span><text:span text:style-name="a610" text:class-names=""/></text:p>
          </draw:text-box>
          <svg:title/>
          <svg:desc/>
        </draw:frame>
        <draw:frame draw:id="id108" presentation:style-name="a628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THE FIRST SEAL (6:1-2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THE SECOND SEAL (6:3-4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THE THIRD SEAL (6:5-6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THE FOURTH SEAL (6:7-8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4" draw:style-name="a629" draw:master-page-name="Master1-Layout12-tx-Title-and-Text" presentation:presentation-page-layout-name="Master1-PPL12" draw:id="Slide-269">
        <draw:frame draw:id="id109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THE FOURTH SEAL (6:7-8)<text:s text:c="1"/></text:span><text:span text:style-name="a631" text:class-names=""/></text:p>
          </draw:text-box>
          <svg:title/>
          <svg:desc/>
        </draw:frame>
        <draw:frame draw:id="id110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announcer (6:7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action (6:8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5" draw:style-name="a644" draw:master-page-name="Master1-Layout12-tx-Title-and-Text" presentation:presentation-page-layout-name="Master1-PPL12" draw:id="Slide-270">
        <draw:frame draw:id="id111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<text:s text:c="1"/>The action (6:8)<text:s text:c="1"/></text:span><text:span text:style-name="a646" text:class-names=""/></text:p>
          </draw:text-box>
          <svg:title/>
          <svg:desc/>
        </draw:frame>
        <draw:frame draw:id="id112" presentation:style-name="a661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John sees a pale green horse (6:8a).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Its rider is death and hell (6:8b).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Millions will now die by the sword, famine, plagues, and by wild beasts (6:8c).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6" draw:style-name="a662" draw:master-page-name="Master1-Layout12-tx-Title-and-Text" presentation:presentation-page-layout-name="Master1-PPL12" draw:id="Slide-271">
        <draw:frame draw:id="id113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THE FOURTH SEAL (6:7-8)<text:s text:c="1"/></text:span><text:span text:style-name="a664" text:class-names=""/></text:p>
          </draw:text-box>
          <svg:title/>
          <svg:desc/>
        </draw:frame>
        <draw:frame draw:id="id114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The announcer (6:7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action (6:8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7" draw:style-name="a677" draw:master-page-name="Master1-Layout12-tx-Title-and-Text" presentation:presentation-page-layout-name="Master1-PPL12" draw:id="Slide-272">
        <draw:frame draw:id="id115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REVELATION 6</text:span><text:span text:style-name="a679" text:class-names=""/></text:p>
          </draw:text-box>
          <svg:title/>
          <svg:desc/>
        </draw:frame>
        <draw:frame draw:id="id116" presentation:style-name="a700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THE FIRST SEAL (6:1-2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THE SECOND SEAL (6:3-4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THE THIRD SEAL (6:5-6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THE FOURTH SEAL (6:7-8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THE FIFTH SEAL (6:9-11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8" draw:style-name="a701" draw:master-page-name="Master1-Layout12-tx-Title-and-Text" presentation:presentation-page-layout-name="Master1-PPL12" draw:id="Slide-273">
        <draw:frame draw:id="id117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THE FIFTH SEAL (6:9-11)<text:s text:c="1"/></text:span><text:span text:style-name="a703" text:class-names=""/></text:p>
          </draw:text-box>
          <svg:title/>
          <svg:desc/>
        </draw:frame>
        <draw:frame draw:id="id118" presentation:style-name="a715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What John sees (6:9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What John hears (6:10-11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19" draw:style-name="a716" draw:master-page-name="Master1-Layout12-tx-Title-and-Text" presentation:presentation-page-layout-name="Master1-PPL12" draw:id="Slide-274">
        <draw:frame draw:id="id119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<text:s text:c="1"/>What John hears (6:10-11)<text:s text:c="1"/></text:span><text:span text:style-name="a718" text:class-names=""/></text:p>
          </draw:text-box>
          <svg:title/>
          <svg:desc/>
        </draw:frame>
        <draw:frame draw:id="id120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The request of the martyrs (6:10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The reply of the Messiah (6:11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0" draw:style-name="a731" draw:master-page-name="Master1-Layout12-tx-Title-and-Text" presentation:presentation-page-layout-name="Master1-PPL12" draw:id="Slide-275">
        <draw:frame draw:id="id121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THE FIFTH SEAL (6:9-11)<text:s text:c="1"/></text:span><text:span text:style-name="a733" text:class-names=""/></text:p>
          </draw:text-box>
          <svg:title/>
          <svg:desc/>
        </draw:frame>
        <draw:frame draw:id="id122" presentation:style-name="a745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<text:s text:c="1"/>What John sees (6:9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What John hears (6:10-11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</draw:page>
      <draw:page draw:name="Slide21" draw:style-name="a746" draw:master-page-name="Master1-Layout12-tx-Title-and-Text" presentation:presentation-page-layout-name="Master1-PPL12" draw:id="Slide-276">
        <draw:frame draw:id="id123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REVELATION 6</text:span><text:span text:style-name="a748" text:class-names=""/></text:p>
          </draw:text-box>
          <svg:title/>
          <svg:desc/>
        </draw:frame>
        <draw:frame draw:id="id124" presentation:style-name="a772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THE FIRST SEAL (6:1-2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THE SECOND SEAL (6:3-4)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THE THIRD SEAL (6:5-6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THE FOURTH SEAL (6:7-8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THE FIFTH SEAL (6:9-11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THE SIXTH SEAL (6:12-17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22" draw:style-name="a773" draw:master-page-name="Master1-Layout12-tx-Title-and-Text" presentation:presentation-page-layout-name="Master1-PPL12" draw:id="Slide-277">
        <draw:frame draw:id="id125" presentation:style-name="a777" draw:name="Title 1" svg:x="1.38in" svg:y="0.4in" svg:width="10.6in" svg:height="1.44965in" presentation:class="title" presentation:placeholder="false">
          <draw:text-box>
            <text:p text:style-name="a776" text:class-names="" text:cond-style-name=""><text:span text:style-name="a774" text:class-names="">THE SIXTH SEAL (6:12-17)<text:s text:c="1"/></text:span><text:span text:style-name="a775" text:class-names=""/></text:p>
          </draw:text-box>
          <svg:title/>
          <svg:desc/>
        </draw:frame>
        <draw:frame draw:id="id126" presentation:style-name="a787" draw:name="Text Placeholder 2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<text:s text:c="1"/>What John feels (6:12a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What John sees (6:12b-14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draw:page draw:name="Slide23" draw:style-name="a788" draw:master-page-name="Master1-Layout12-tx-Title-and-Text" presentation:presentation-page-layout-name="Master1-PPL12" draw:id="Slide-278">
        <draw:frame draw:id="id127" presentation:style-name="a792" draw:name="Title 1" svg:x="1.38in" svg:y="0.4in" svg:width="10.6in" svg:height="1.44965in" presentation:class="title" presentation:placeholder="false">
          <draw:text-box>
            <text:p text:style-name="a791" text:class-names="" text:cond-style-name=""><text:span text:style-name="a789" text:class-names=""><text:s text:c="1"/>What John sees (6:12b-14)<text:s text:c="1"/></text:span><text:span text:style-name="a790" text:class-names=""/></text:p>
          </draw:text-box>
          <svg:title/>
          <svg:desc/>
        </draw:frame>
        <draw:frame draw:id="id128" presentation:style-name="a808" draw:name="Text Placeholder 2" svg:x="1.38in" svg:y="2in" svg:width="9.4in" svg:height="4.75868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<text:s text:c="1"/>The sun turns black, and the moon turns blood red (6:12b).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The stars fall (6:13).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<text:s text:c="1"/>The sky rolls up like a scroll (6:14a).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Every mountain and island is removed from its place (6:14b).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24" draw:style-name="a809" draw:master-page-name="Master1-Layout12-tx-Title-and-Text" presentation:presentation-page-layout-name="Master1-PPL12" draw:id="Slide-279">
        <draw:frame draw:id="id129" presentation:style-name="a813" draw:name="Title 1" svg:x="1.38in" svg:y="0.4in" svg:width="10.6in" svg:height="1.44965in" presentation:class="title" presentation:placeholder="false">
          <draw:text-box>
            <text:p text:style-name="a812" text:class-names="" text:cond-style-name=""><text:span text:style-name="a810" text:class-names="">THE SIXTH SEAL (6:12-17)<text:s text:c="1"/></text:span><text:span text:style-name="a811" text:class-names=""/></text:p>
          </draw:text-box>
          <svg:title/>
          <svg:desc/>
        </draw:frame>
        <draw:frame draw:id="id130" presentation:style-name="a826" draw:name="Text Placeholder 2" svg:x="1.38in" svg:y="2in" svg:width="9.4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<text:s text:c="1"/>What John feels (6:12a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1"/>What John sees (6:12b-14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What John hears (6:15-17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</draw:text-box>
          <svg:title/>
          <svg:desc/>
        </draw:frame>
      </draw:page>
      <draw:page draw:name="Slide25" draw:style-name="a827" draw:master-page-name="Master1-Layout12-tx-Title-and-Text" presentation:presentation-page-layout-name="Master1-PPL12" draw:id="Slide-280">
        <draw:frame draw:id="id131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<text:s text:c="1"/>What John hears (6:15-17)<text:s text:c="1"/></text:span><text:span text:style-name="a829" text:class-names=""/></text:p>
          </draw:text-box>
          <svg:title/>
          <svg:desc/>
        </draw:frame>
        <draw:frame draw:id="id132" presentation:style-name="a844" draw:name="Text Placeholder 2" svg:x="1.38in" svg:y="2in" svg:width="9.4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<text:s text:c="1"/>The place (6:1 5b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 persons (6:1 5a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The prayer (6:16-17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26" draw:style-name="a845" draw:master-page-name="Master1-Layout12-tx-Title-and-Text" presentation:presentation-page-layout-name="Master1-PPL12" draw:id="Slide-281">
        <draw:frame draw:id="id133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THE SIXTH SEAL (6:12-17)<text:s text:c="1"/></text:span><text:span text:style-name="a847" text:class-names=""/></text:p>
          </draw:text-box>
          <svg:title/>
          <svg:desc/>
        </draw:frame>
        <draw:frame draw:id="id134" presentation:style-name="a862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<text:s text:c="1"/>What John feels (6:12a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What John sees (6:12b-14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What John hears (6:15-17)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</draw:page>
      <draw:page draw:name="Slide27" draw:style-name="a863" draw:master-page-name="Master1-Layout12-tx-Title-and-Text" presentation:presentation-page-layout-name="Master1-PPL12" draw:id="Slide-282">
        <draw:frame draw:id="id135" presentation:style-name="a867" draw:name="Title 1" svg:x="1.38in" svg:y="0.4in" svg:width="10.6in" svg:height="1.44965in" presentation:class="title" presentation:placeholder="false">
          <draw:text-box>
            <text:p text:style-name="a866" text:class-names="" text:cond-style-name=""><text:span text:style-name="a864" text:class-names="">REVELATION 6</text:span><text:span text:style-name="a865" text:class-names=""/></text:p>
          </draw:text-box>
          <svg:title/>
          <svg:desc/>
        </draw:frame>
        <draw:frame draw:id="id136" presentation:style-name="a889" draw:name="Text Placeholder 2" svg:x="1.38in" svg:y="2in" svg:width="9.4in" svg:height="4.75868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>THE FIRST SEAL (6:1-2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THE SECOND SEAL (6:3-4)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THE THIRD SEAL (6:5-6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THE FOURTH SEAL (6:7-8)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THE FIFTH SEAL (6:9-11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THE SIXTH SEAL (6:12-17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6</dc:title>
    <meta:initial-creator>David STRICKLAND</meta:initial-creator>
    <dc:creator>David STRICKLAND</dc:creator>
    <meta:creation-date>2020-02-22T19:35:22Z</meta:creation-date>
    <dc:date>2020-02-22T19:35:23Z</dc:date>
    <meta:template xlink:href="BibleStudy" xlink:type="simple"/>
    <meta:editing-cycles>1</meta:editing-cycles>
    <meta:editing-duration>PT0S</meta:editing-duration>
    <meta:document-statistic meta:paragraph-count="100" meta:word-count="687"/>
  </office:meta>
</office:document-meta>
</file>